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1cm" draw:marker-end-width="0.351cm" draw:fill="solid" draw:fill-color="#ffffff" draw:textarea-horizontal-align="justify" draw:textarea-vertical-align="middle" draw:auto-grow-height="false" fo:padding-top="0.174cm" fo:padding-bottom="0.174cm" fo:padding-left="0.299cm" fo:padding-right="0.299cm"/>
    </style:style>
    <style:style style:name="gr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9.128cm" svg:y="7.477cm">
          <text:p text:style-name="P1"><text:span text:style-name="T1">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032cm" svg:height="2.032cm" svg:x="1.254cm" svg:y="23.479cm">
          <text:p text:style-name="P1"><text:span text:style-name="T1">A-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2.032cm" svg:height="2.032cm" svg:x="18.272cm" svg:y="22.59cm">
          <text:p text:style-name="P1"><text:span text:style-name="T1">B-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2.032cm" svg:height="2.032cm" svg:x="8.747cm" svg:y="11.033cm">
          <text:p text:style-name="P1"><text:span text:style-name="T1">C-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2.413cm" svg:height="2.413cm" svg:x="14.208cm" svg:y="16.24cm">
          <text:p text:style-name="P1"><text:span text:style-name="T1">AC-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413cm" svg:height="2.413cm" svg:x="4.175cm" svg:y="17.129cm">
          <text:p text:style-name="P1"><text:span text:style-name="T1">BC-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2.413cm" svg:height="2.413cm" svg:x="9.382cm" svg:y="24.368cm">
          <text:p text:style-name="P1"><text:span text:style-name="T1">AB-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048cm" svg:height="3.175cm" svg:x="8.874cm" svg:y="19.034cm">
          <text:p text:style-name="P1"><text:span text:style-name="T1">ABC-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9.827cm" svg:y1="8.874cm" svg:x2="9.763cm" svg:y2="11.033cm" draw:start-shape="id1" draw:start-glue-point="8" draw:end-shape="id2" draw:end-glue-point="4" svg:d="m9827 8874c0 1620-64 541-64 2159" svg:viewBox="0 0 65 2160">
          <text:p/>
        </draw:connector>
        <draw:connector draw:style-name="gr2" draw:text-style-name="P2" draw:layer="layout" draw:type="curve" draw:line-skew="-4.381cm" svg:x1="9.827cm" svg:y1="8.874cm" svg:x2="2.27cm" svg:y2="23.479cm" draw:start-shape="id1" draw:start-glue-point="8" draw:end-shape="id3" draw:end-glue-point="4" svg:d="m9827 8874c0 4381-7557-2921-7557 14605" svg:viewBox="0 0 7558 14606">
          <text:p/>
        </draw:connector>
        <draw:connector draw:style-name="gr2" draw:text-style-name="P2" draw:layer="layout" draw:type="curve" draw:line-skew="-3.937cm" svg:x1="9.827cm" svg:y1="8.874cm" svg:x2="19.288cm" svg:y2="22.59cm" draw:start-shape="id1" draw:start-glue-point="8" draw:end-shape="id4" draw:end-glue-point="4" svg:d="m9827 8874c0 4381 9461-2476 9461 13716" svg:viewBox="0 0 9462 13717">
          <text:p/>
        </draw:connector>
        <draw:connector draw:style-name="gr2" draw:text-style-name="P2" draw:layer="layout" draw:type="curve" svg:x1="9.763cm" svg:y1="13.065cm" svg:x2="5.382cm" svg:y2="17.129cm" draw:start-shape="id2" draw:start-glue-point="8" draw:end-shape="id5" draw:end-glue-point="4" svg:d="m9763 13065c0 3048-4381 1016-4381 4064" svg:viewBox="0 0 4382 4065">
          <text:p/>
        </draw:connector>
        <draw:connector draw:style-name="gr2" draw:text-style-name="P2" draw:layer="layout" draw:type="curve" svg:x1="9.763cm" svg:y1="13.065cm" svg:x2="15.415cm" svg:y2="16.24cm" draw:start-shape="id2" draw:start-glue-point="8" draw:end-shape="id6" draw:end-glue-point="4" svg:d="m9763 13065c0 2382 5652 795 5652 3175" svg:viewBox="0 0 5653 3176">
          <text:p/>
        </draw:connector>
        <draw:connector draw:style-name="gr2" draw:text-style-name="P2" draw:layer="layout" draw:type="curve" svg:x1="3.286cm" svg:y1="24.495cm" svg:x2="9.382cm" svg:y2="25.574cm" draw:start-shape="id3" draw:start-glue-point="10" draw:end-shape="id7" svg:d="m3286 24495c4572 0 1524 1079 6096 1079" svg:viewBox="0 0 6097 1080">
          <text:p/>
        </draw:connector>
        <draw:connector draw:style-name="gr2" draw:text-style-name="P2" draw:layer="layout" draw:type="curve" svg:x1="3.286cm" svg:y1="24.495cm" svg:x2="15.415cm" svg:y2="18.653cm" draw:start-shape="id3" draw:start-glue-point="10" draw:end-shape="id6" draw:end-glue-point="8" svg:d="m3286 24495c8086 0 12129-1947 12129-5842" svg:viewBox="0 0 12130 5843">
          <text:p/>
        </draw:connector>
        <draw:connector draw:style-name="gr2" draw:text-style-name="P2" draw:layer="layout" draw:type="curve" svg:x1="18.272cm" svg:y1="23.606cm" svg:x2="5.382cm" svg:y2="19.542cm" draw:start-shape="id4" draw:start-glue-point="6" draw:end-shape="id5" draw:end-glue-point="8" svg:d="m18272 23606c-8594 0-12890-1354-12890-4064" svg:viewBox="0 0 12891 4065">
          <text:p/>
        </draw:connector>
        <draw:connector draw:style-name="gr2" draw:text-style-name="P2" draw:layer="layout" draw:type="curve" svg:x1="18.272cm" svg:y1="23.606cm" svg:x2="11.795cm" svg:y2="25.574cm" draw:start-shape="id4" draw:start-glue-point="6" draw:end-shape="id7" draw:end-glue-point="1" svg:d="m18272 23606c-4858 0-1620 1968-6477 1968" svg:viewBox="0 0 6478 1969">
          <text:p/>
        </draw:connector>
        <draw:connector draw:style-name="gr3" draw:text-style-name="P2" draw:layer="layout" draw:type="curve" svg:x1="6.588cm" svg:y1="18.336cm" svg:x2="10.398cm" svg:y2="19.034cm" draw:start-shape="id5" draw:start-glue-point="10" draw:end-shape="id8" draw:end-glue-point="4" svg:d="m6588 18336c2540 0 3810 232 3810 698" svg:viewBox="0 0 3811 699">
          <text:p/>
        </draw:connector>
        <draw:connector draw:style-name="gr3" draw:text-style-name="P2" draw:layer="layout" draw:type="curve" svg:x1="14.208cm" svg:y1="17.447cm" svg:x2="10.398cm" svg:y2="19.034cm" draw:start-shape="id6" draw:start-glue-point="6" draw:end-shape="id8" draw:end-glue-point="4" svg:d="m14208 17447c-2540 0-3810 529-3810 1587" svg:viewBox="0 0 3811 1588">
          <text:p/>
        </draw:connector>
        <draw:connector draw:style-name="gr3" draw:text-style-name="P2" draw:layer="layout" draw:type="curve" svg:x1="10.589cm" svg:y1="24.368cm" svg:x2="10.398cm" svg:y2="19.034cm" draw:start-shape="id7" draw:start-glue-point="4" draw:end-shape="id8" draw:end-glue-point="4" svg:d="m10589 24368c0-1620 1885-1080 1885-3483s-2076-2680-2076-1851" svg:viewBox="0 0 2077 5758">
          <text:p/>
        </draw:connector>
        <draw:connector draw:style-name="gr4" draw:text-style-name="P2" draw:layer="layout" draw:type="curve" svg:x1="10.779cm" svg:y1="12.049cm" svg:x2="9.827cm" svg:y2="7.477cm" draw:start-shape="id2" draw:start-glue-point="10" draw:end-shape="id1" draw:end-glue-point="4" svg:d="m10779 12049c828 0 690-2562 245-3912s-1197-1488-1197-660" svg:viewBox="0 0 1554 5087">
          <text:p/>
        </draw:connector>
        <draw:connector draw:style-name="gr4" draw:text-style-name="P2" draw:layer="layout" draw:type="curve" svg:x1="1.254cm" svg:y1="24.495cm" svg:x2="9.827cm" svg:y2="7.477cm" draw:start-shape="id3" draw:start-glue-point="6" draw:end-shape="id1" draw:end-glue-point="4" svg:d="m1254 24495c-826 0-688-8785 1661-13247s6912-4599 6912-3771" svg:viewBox="0 0 9034 17414">
          <text:p/>
        </draw:connector>
        <draw:connector draw:style-name="gr4" draw:text-style-name="P2" draw:layer="layout" draw:type="curve" svg:x1="20.304cm" svg:y1="23.606cm" svg:x2="9.827cm" svg:y2="7.477cm" draw:start-shape="id4" draw:start-glue-point="10" draw:end-shape="id1" draw:end-glue-point="4" svg:d="m20304 23606c828 0 690-8341-2136-12580s-8341-4377-8341-3549" svg:viewBox="0 0 10920 16530">
          <text:p/>
        </draw:connector>
        <draw:connector draw:style-name="gr4" draw:text-style-name="P2" draw:layer="layout" draw:type="curve" svg:x1="16.621cm" svg:y1="17.447cm" svg:x2="10.779cm" svg:y2="12.049cm" draw:start-shape="id6" draw:start-glue-point="10" draw:end-shape="id2" draw:end-glue-point="10" svg:d="m16621 17447c826 0 3747-5398-5842-5398" svg:viewBox="0 0 6910 5399">
          <text:p/>
        </draw:connector>
        <draw:connector draw:style-name="gr4" draw:text-style-name="P2" draw:layer="layout" draw:type="curve" draw:line-skew="0.894cm 2.14cm" svg:x1="16.621cm" svg:y1="17.447cm" svg:x2="2.27cm" svg:y2="25.511cm" draw:start-shape="id6" draw:start-glue-point="10" draw:end-shape="id3" draw:end-glue-point="8" svg:d="m16621 17447c2167 0 1806 5378-2323 8404s-12028 3698-12028-340" svg:viewBox="0 0 15660 10885">
          <text:p/>
        </draw:connector>
        <draw:connector draw:style-name="gr4" draw:text-style-name="P2" draw:layer="layout" draw:type="curve" draw:line-skew="0.574cm" svg:x1="4.175cm" svg:y1="18.336cm" svg:x2="8.747cm" svg:y2="12.049cm" draw:start-shape="id5" draw:start-glue-point="6" draw:end-shape="id2" draw:end-glue-point="6" svg:d="m4175 18336c33 0-2253-6287 4572-6287" svg:viewBox="0 0 4915 6288">
          <text:p/>
        </draw:connector>
        <draw:connector draw:style-name="gr4" draw:text-style-name="P2" draw:layer="layout" draw:type="curve" draw:line-skew="0cm 5.972cm" svg:x1="4.175cm" svg:y1="18.336cm" svg:x2="19.288cm" svg:y2="24.622cm" draw:start-shape="id5" draw:start-glue-point="6" draw:end-shape="id4" draw:end-glue-point="8" svg:d="m4175 18336c-828 0-690 6405 3295 10423s11818 5649 11818-4137" svg:viewBox="0 0 15521 13576">
          <text:p/>
        </draw:connector>
        <draw:connector draw:style-name="gr4" draw:text-style-name="P2" draw:layer="layout" draw:type="curve" svg:x1="10.589cm" svg:y1="26.781cm" svg:x2="2.27cm" svg:y2="25.511cm" draw:start-shape="id7" draw:start-glue-point="8" draw:end-shape="id3" draw:end-glue-point="8" svg:d="m10589 26781c0 826-8319 1461-8319-1270" svg:viewBox="0 0 8320 1981">
          <text:p/>
        </draw:connector>
        <draw:connector draw:style-name="gr4" draw:text-style-name="P2" draw:layer="layout" draw:type="curve" svg:x1="10.589cm" svg:y1="26.781cm" svg:x2="19.288cm" svg:y2="24.622cm" draw:start-shape="id7" draw:start-glue-point="8" draw:end-shape="id4" draw:end-glue-point="8" svg:d="m10589 26781c0 826 8699 1906 8699-2159" svg:viewBox="0 0 8700 2938">
          <text:p/>
        </draw:connector>
        <draw:connector draw:style-name="gr2" draw:text-style-name="P2" draw:layer="layout" draw:type="curve" svg:x1="10.398cm" svg:y1="22.209cm" svg:x2="5.382cm" svg:y2="19.542cm" draw:start-shape="id8" draw:start-glue-point="8" draw:end-shape="id5" draw:end-glue-point="8" svg:d="m10398 22209c0 826-5016 2160-5016-2667" svg:viewBox="0 0 5017 3485">
          <text:p/>
        </draw:connector>
        <draw:connector draw:style-name="gr2" draw:text-style-name="P2" draw:layer="layout" draw:type="curve" svg:x1="10.398cm" svg:y1="22.209cm" svg:x2="10.589cm" svg:y2="24.368cm" draw:start-shape="id8" draw:start-glue-point="8" draw:end-shape="id7" draw:end-glue-point="4" svg:d="m10398 22209c0 1618 191 539 191 2159" svg:viewBox="0 0 192 2160">
          <text:p/>
        </draw:connector>
        <draw:connector draw:style-name="gr2" draw:text-style-name="P2" draw:layer="layout" draw:type="curve" svg:x1="10.398cm" svg:y1="22.209cm" svg:x2="15.415cm" svg:y2="18.653cm" draw:start-shape="id8" draw:start-glue-point="8" draw:end-shape="id6" draw:end-glue-point="8" svg:d="m10398 22209c0 826 5017 2604 5017-3556" svg:viewBox="0 0 5018 4444">
          <text:p/>
        </draw:connector>
        <draw:frame draw:style-name="gr5" draw:layer="layout" svg:width="25.458cm" svg:height="6.617cm" svg:x="1.163cm" svg:y="1.158cm">
          <draw:text-box>
            <text:p><text:span text:style-name="T2">Pour arriver du graphe vide à la bonne solution il faut emprunter un chemin de longueur minimum 3 avec :</text:span></text:p>
            <text:p><text:span text:style-name="T2">- 2 arcs rouges (mauvaise solution)</text:span></text:p>
            <text:p><text:span text:style-name="T2">- 1 arc vert (bonne solution)</text:span></text:p>
            <text:p/>
            <text:p><text:span text:style-name="T2">Si l'on prend un chemin aléatoire de longueur 7 :</text:span></text:p>
            <text:p text:style-name="P3"><text:span text:style-name="T3">Ø → C-D → Ø → A-D → AB-D → B-D → BC-D → ABC-D</text:span></text:p>
            <text:p text:style-name="P3"><text:span text:style-name="T3">- 4</text:span></text:p>
            <text:p text:style-name="P3"><text:span text:style-name="T3">- 3</text:span>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rand Dumenieu</meta:initial-creator>
    <meta:creation-date>2013-10-01T14:47:50</meta:creation-date>
    <dc:date>2013-10-01T15:11:37</dc:date>
    <dc:creator>Bertrand Dumenieu</dc:creator>
    <meta:editing-duration>PT8M37S</meta:editing-duration>
    <meta:editing-cycles>1</meta:editing-cycles>
    <meta:document-statistic meta:object-count="33"/>
    <meta:generator>LibreOffice/3.5$Linux_X86_64 LibreOffice_project/350m1$Build-2</meta:generator>
  </office:meta>
</office:document-meta>
</file>